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efdcc0"/>
    </style:style>
    <style:style style:name="P4" style:family="paragraph" style:parent-style-name="Text_20_body">
      <style:paragraph-properties fo:text-align="justify" style:justify-single-word="false"/>
      <style:text-properties officeooo:paragraph-rsid="00c81b9a"/>
    </style:style>
    <style:style style:name="P5" style:family="paragraph" style:parent-style-name="Text_20_body">
      <style:paragraph-properties fo:text-align="justify" style:justify-single-word="false"/>
      <style:text-properties officeooo:paragraph-rsid="00432644"/>
    </style:style>
    <style:style style:name="P6" style:family="paragraph" style:parent-style-name="Text_20_body">
      <style:paragraph-properties fo:text-align="justify" style:justify-single-word="false"/>
      <style:text-properties officeooo:paragraph-rsid="0125bba0"/>
    </style:style>
    <style:style style:name="P7" style:family="paragraph" style:parent-style-name="Standard">
      <style:paragraph-properties fo:text-align="justify" style:justify-single-word="false"/>
      <style:text-properties officeooo:rsid="00413000" officeooo:paragraph-rsid="00413000"/>
    </style:style>
    <style:style style:name="P8" style:family="paragraph" style:parent-style-name="Footnote">
      <style:text-properties officeooo:rsid="00bb450d" officeooo:paragraph-rsid="00bb450d"/>
    </style:style>
    <style:style style:name="P9" style:family="paragraph" style:parent-style-name="Heading_20_2">
      <style:text-properties style:font-name="Liberation Serif" fo:font-size="18pt" fo:font-weight="bold" officeooo:rsid="0110ac85" officeooo:paragraph-rsid="0110ac85" style:font-name-asian="Noto Sans CJK SC" style:font-size-asian="18pt" style:font-weight-asian="bold" style:font-name-complex="Lohit Devanagari" style:font-size-complex="18pt" style:font-weight-complex="bold"/>
    </style:style>
    <style:style style:name="P10" style:family="paragraph" style:parent-style-name="Text_20_body">
      <style:text-properties officeooo:rsid="00e0ed47" officeooo:paragraph-rsid="00e0ed47"/>
    </style:style>
    <style:style style:name="P11" style:family="paragraph" style:parent-style-name="Text_20_body">
      <style:text-properties officeooo:rsid="00e292c1" officeooo:paragraph-rsid="00e292c1"/>
    </style:style>
    <style:style style:name="P12" style:family="paragraph" style:parent-style-name="Text_20_body">
      <style:paragraph-properties fo:text-align="justify" style:justify-single-word="false"/>
      <style:text-properties officeooo:rsid="00850044" officeooo:paragraph-rsid="00850044"/>
    </style:style>
    <style:style style:name="P13" style:family="paragraph" style:parent-style-name="Text_20_body">
      <style:paragraph-properties fo:text-align="justify" style:justify-single-word="false"/>
      <style:text-properties officeooo:rsid="008cf8d6" officeooo:paragraph-rsid="008cf8d6"/>
    </style:style>
    <style:style style:name="P14" style:family="paragraph" style:parent-style-name="Text_20_body">
      <style:paragraph-properties fo:text-align="justify" style:justify-single-word="false"/>
      <style:text-properties officeooo:rsid="00437cd9" officeooo:paragraph-rsid="00562af5"/>
    </style:style>
    <style:style style:name="P15" style:family="paragraph" style:parent-style-name="Text_20_body">
      <style:paragraph-properties fo:text-align="justify" style:justify-single-word="false"/>
      <style:text-properties officeooo:rsid="00437cd9" officeooo:paragraph-rsid="00437cd9"/>
    </style:style>
    <style:style style:name="P16" style:family="paragraph" style:parent-style-name="Text_20_body">
      <style:paragraph-properties fo:text-align="justify" style:justify-single-word="false"/>
      <style:text-properties officeooo:rsid="0045c03e" officeooo:paragraph-rsid="0045c03e"/>
    </style:style>
    <style:style style:name="P17" style:family="paragraph" style:parent-style-name="Text_20_body">
      <style:paragraph-properties fo:text-align="justify" style:justify-single-word="false"/>
      <style:text-properties officeooo:rsid="0047867c" officeooo:paragraph-rsid="0049d607"/>
    </style:style>
    <style:style style:name="P18" style:family="paragraph" style:parent-style-name="Text_20_body">
      <style:paragraph-properties fo:text-align="justify" style:justify-single-word="false"/>
      <style:text-properties officeooo:rsid="004afd12" officeooo:paragraph-rsid="004ec096"/>
    </style:style>
    <style:style style:name="P19" style:family="paragraph" style:parent-style-name="Text_20_body">
      <style:paragraph-properties fo:text-align="justify" style:justify-single-word="false"/>
      <style:text-properties officeooo:rsid="004f0da0" officeooo:paragraph-rsid="004f0da0"/>
    </style:style>
    <style:style style:name="P20" style:family="paragraph" style:parent-style-name="Text_20_body">
      <style:text-properties officeooo:paragraph-rsid="0110ac85"/>
    </style:style>
    <style:style style:name="P21" style:family="paragraph" style:parent-style-name="Text_20_body">
      <style:paragraph-properties fo:text-align="justify" style:justify-single-word="false"/>
      <style:text-properties officeooo:rsid="0124103e" officeooo:paragraph-rsid="0124103e"/>
    </style:style>
    <style:style style:name="P22" style:family="paragraph" style:parent-style-name="Text_20_body">
      <style:paragraph-properties fo:text-align="justify" style:justify-single-word="false"/>
      <style:text-properties officeooo:rsid="0130b324" officeooo:paragraph-rsid="0130b324"/>
    </style:style>
    <style:style style:name="P23" style:family="paragraph" style:parent-style-name="Text_20_body">
      <style:paragraph-properties fo:text-align="justify" style:justify-single-word="false"/>
      <style:text-properties officeooo:rsid="0133294d" officeooo:paragraph-rsid="0133294d"/>
    </style:style>
    <style:style style:name="P24" style:family="paragraph" style:parent-style-name="Text_20_body">
      <style:paragraph-properties fo:text-align="justify" style:justify-single-word="false"/>
      <style:text-properties officeooo:rsid="0133294d" officeooo:paragraph-rsid="01388ea2"/>
    </style:style>
    <style:style style:name="P25" style:family="paragraph" style:parent-style-name="Footnote">
      <style:text-properties officeooo:rsid="00ab8097" officeooo:paragraph-rsid="00ab8097"/>
    </style:style>
    <style:style style:name="P26" style:family="paragraph" style:parent-style-name="Standard">
      <style:paragraph-properties fo:text-align="center" style:justify-single-word="false"/>
      <style:text-properties officeooo:rsid="00413000" officeooo:paragraph-rsid="018ce5b3"/>
    </style:style>
    <style:style style:name="P27" style:family="paragraph" style:parent-style-name="Text_20_body" style:list-style-name="L2">
      <style:paragraph-properties fo:text-align="justify" style:justify-single-word="false"/>
      <style:text-properties fo:font-weight="bold" officeooo:rsid="0057cbb9" officeooo:paragraph-rsid="0057cbb9"/>
    </style:style>
    <style:style style:name="P28" style:family="paragraph" style:parent-style-name="Text_20_body" style:list-style-name="L4">
      <style:paragraph-properties fo:text-align="justify" style:justify-single-word="false"/>
      <style:text-properties fo:font-weight="bold" officeooo:rsid="0057cbb9" officeooo:paragraph-rsid="0057cbb9"/>
    </style:style>
    <style:style style:name="P29" style:family="paragraph" style:parent-style-name="Text_20_body" style:list-style-name="L3">
      <style:paragraph-properties fo:text-align="justify" style:justify-single-word="false"/>
      <style:text-properties fo:font-weight="bold"/>
    </style:style>
    <style:style style:name="P30" style:family="paragraph" style:parent-style-name="Text_20_body" style:list-style-name="L5">
      <style:paragraph-properties fo:text-align="justify" style:justify-single-word="false"/>
      <style:text-properties fo:font-weight="bold"/>
    </style:style>
    <style:style style:name="P31" style:family="paragraph" style:parent-style-name="Text_20_body" style:list-style-name="L6">
      <style:paragraph-properties fo:text-align="justify" style:justify-single-word="false"/>
      <style:text-properties fo:font-weight="bold"/>
    </style:style>
    <style:style style:name="P32" style:family="paragraph" style:parent-style-name="Text_20_body" style:list-style-name="L7">
      <style:paragraph-properties fo:text-align="justify" style:justify-single-word="false"/>
      <style:text-properties fo:font-weight="bold"/>
    </style:style>
    <style:style style:name="P33" style:family="paragraph" style:parent-style-name="Text_20_body" style:list-style-name="L8">
      <style:paragraph-properties fo:text-align="justify" style:justify-single-word="false"/>
      <style:text-properties fo:font-weight="bold"/>
    </style:style>
    <style:style style:name="P34" style:family="paragraph" style:parent-style-name="Text_20_body">
      <style:paragraph-properties fo:text-align="justify" style:justify-single-word="false"/>
    </style:style>
    <style:style style:name="T1" style:family="text">
      <style:text-properties officeooo:rsid="0116f2bc"/>
    </style:style>
    <style:style style:name="T2" style:family="text">
      <style:text-properties fo:font-style="italic" style:font-style-asian="italic" style:font-style-complex="italic"/>
    </style:style>
    <style:style style:name="T3" style:family="text">
      <style:text-properties fo:font-style="italic" officeooo:rsid="00542e94" style:font-style-asian="italic" style:font-style-complex="italic"/>
    </style:style>
    <style:style style:name="T4" style:family="text">
      <style:text-properties fo:font-style="italic" officeooo:rsid="0054e008" style:font-style-asian="italic" style:font-style-complex="italic"/>
    </style:style>
    <style:style style:name="T5" style:family="text">
      <style:text-properties fo:font-style="italic" officeooo:rsid="00580d12" style:font-style-asian="italic" style:font-style-complex="italic"/>
    </style:style>
    <style:style style:name="T6" style:family="text">
      <style:text-properties fo:font-style="italic" officeooo:rsid="00d71077" style:font-style-asian="italic" style:font-style-complex="italic"/>
    </style:style>
    <style:style style:name="T7" style:family="text">
      <style:text-properties fo:font-style="italic" officeooo:rsid="00d86637" style:font-style-asian="italic" style:font-style-complex="italic"/>
    </style:style>
    <style:style style:name="T8" style:family="text">
      <style:text-properties fo:font-style="italic" fo:font-weight="bold" officeooo:rsid="00542e94" style:font-style-asian="italic" style:font-weight-asian="bold" style:font-style-complex="italic" style:font-weight-complex="bold"/>
    </style:style>
    <style:style style:name="T9" style:family="text">
      <style:text-properties officeooo:rsid="00413000"/>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bold" officeooo:rsid="006cab73" style:font-weight-asian="bold" style:font-weight-complex="bold"/>
    </style:style>
    <style:style style:name="T13" style:family="text">
      <style:text-properties fo:font-weight="bold" officeooo:rsid="007f4dd5" style:font-weight-asian="bold" style:font-weight-complex="bold"/>
    </style:style>
    <style:style style:name="T14" style:family="text">
      <style:text-properties fo:font-weight="bold" officeooo:rsid="00a1ae6e" style:font-weight-asian="bold" style:font-weight-complex="bold"/>
    </style:style>
    <style:style style:name="T15" style:family="text">
      <style:text-properties fo:font-weight="bold" officeooo:rsid="010e22a6" style:font-weight-asian="bold" style:font-weight-complex="bold"/>
    </style:style>
    <style:style style:name="T16" style:family="text">
      <style:text-properties fo:font-weight="bold" officeooo:rsid="0130f2d6" style:font-weight-asian="bold" style:font-weight-complex="bold"/>
    </style:style>
    <style:style style:name="T17" style:family="text">
      <style:text-properties fo:font-weight="bold" officeooo:rsid="013302a0" style:font-weight-asian="bold" style:font-weight-complex="bold"/>
    </style:style>
    <style:style style:name="T18" style:family="text">
      <style:text-properties fo:font-weight="bold" officeooo:rsid="0135e12e" style:font-weight-asian="bold" style:font-weight-complex="bold"/>
    </style:style>
    <style:style style:name="T19" style:family="text">
      <style:text-properties fo:font-weight="bold" officeooo:rsid="01375283" style:font-weight-asian="bold" style:font-weight-complex="bold"/>
    </style:style>
    <style:style style:name="T20" style:family="text">
      <style:text-properties fo:font-weight="bold" officeooo:rsid="0130b324" style:font-weight-asian="bold" style:font-weight-complex="bold"/>
    </style:style>
    <style:style style:name="T21" style:family="text">
      <style:text-properties fo:font-weight="bold" officeooo:rsid="01388ea2" style:font-weight-asian="bold" style:font-weight-complex="bold"/>
    </style:style>
    <style:style style:name="T22" style:family="text">
      <style:text-properties fo:font-weight="bold" officeooo:rsid="004d2161" style:font-weight-asian="bold" style:font-weight-complex="bold"/>
    </style:style>
    <style:style style:name="T23" style:family="text">
      <style:text-properties fo:font-weight="bold" officeooo:rsid="006892a5" style:font-weight-asian="bold" style:font-weight-complex="bold"/>
    </style:style>
    <style:style style:name="T24" style:family="text">
      <style:text-properties fo:font-weight="bold" officeooo:rsid="0125bba0" style:font-weight-asian="bold" style:font-weight-complex="bold"/>
    </style:style>
    <style:style style:name="T25" style:family="text">
      <style:text-properties fo:font-weight="bold" officeooo:rsid="006e1b32" style:font-weight-asian="bold" style:font-weight-complex="bold"/>
    </style:style>
    <style:style style:name="T26" style:family="text">
      <style:text-properties fo:font-weight="bold" officeooo:rsid="00702261"/>
    </style:style>
    <style:style style:name="T27" style:family="text">
      <style:text-properties officeooo:rsid="00432644"/>
    </style:style>
    <style:style style:name="T28" style:family="text">
      <style:text-properties officeooo:rsid="00442404"/>
    </style:style>
    <style:style style:name="T29" style:family="text">
      <style:text-properties officeooo:rsid="0047867c"/>
    </style:style>
    <style:style style:name="T30" style:family="text">
      <style:text-properties officeooo:rsid="0047f290"/>
    </style:style>
    <style:style style:name="T31" style:family="text">
      <style:text-properties officeooo:rsid="0049e58a"/>
    </style:style>
    <style:style style:name="T32" style:family="text">
      <style:text-properties officeooo:rsid="004a4ee4"/>
    </style:style>
    <style:style style:name="T33" style:family="text">
      <style:text-properties officeooo:rsid="004c6122"/>
    </style:style>
    <style:style style:name="T34" style:family="text">
      <style:text-properties officeooo:rsid="004d2161"/>
    </style:style>
    <style:style style:name="T35" style:family="text">
      <style:text-properties officeooo:rsid="004ec096"/>
    </style:style>
    <style:style style:name="T36" style:family="text">
      <style:text-properties officeooo:rsid="004f0da0"/>
    </style:style>
    <style:style style:name="T37" style:family="text">
      <style:text-properties officeooo:rsid="00542e94"/>
    </style:style>
    <style:style style:name="T38" style:family="text">
      <style:text-properties officeooo:rsid="0054e008"/>
    </style:style>
    <style:style style:name="T39" style:family="text">
      <style:text-properties officeooo:rsid="00562af5"/>
    </style:style>
    <style:style style:name="T40" style:family="text">
      <style:text-properties officeooo:rsid="0057cbb9"/>
    </style:style>
    <style:style style:name="T41" style:family="text">
      <style:text-properties officeooo:rsid="00580d12"/>
    </style:style>
    <style:style style:name="T42" style:family="text">
      <style:text-properties officeooo:rsid="0059895a"/>
    </style:style>
    <style:style style:name="T43" style:family="text">
      <style:text-properties officeooo:rsid="005a69a0"/>
    </style:style>
    <style:style style:name="T44" style:family="text">
      <style:text-properties officeooo:rsid="005db89e"/>
    </style:style>
    <style:style style:name="T45" style:family="text">
      <style:text-properties officeooo:rsid="005dff4f"/>
    </style:style>
    <style:style style:name="T46" style:family="text">
      <style:text-properties officeooo:rsid="005fa9be"/>
    </style:style>
    <style:style style:name="T47" style:family="text">
      <style:text-properties officeooo:rsid="0060b5da"/>
    </style:style>
    <style:style style:name="T48" style:family="text">
      <style:text-properties officeooo:rsid="00617c26"/>
    </style:style>
    <style:style style:name="T49" style:family="text">
      <style:text-properties officeooo:rsid="00634b2a"/>
    </style:style>
    <style:style style:name="T50" style:family="text">
      <style:text-properties officeooo:rsid="0064bf53"/>
    </style:style>
    <style:style style:name="T51" style:family="text">
      <style:text-properties officeooo:rsid="0064c745"/>
    </style:style>
    <style:style style:name="T52" style:family="text">
      <style:text-properties officeooo:rsid="00665a01"/>
    </style:style>
    <style:style style:name="T53" style:family="text">
      <style:text-properties officeooo:rsid="0067f28d"/>
    </style:style>
    <style:style style:name="T54" style:family="text">
      <style:text-properties officeooo:rsid="006892a5"/>
    </style:style>
    <style:style style:name="T55" style:family="text">
      <style:text-properties officeooo:rsid="0068e82d"/>
    </style:style>
    <style:style style:name="T56" style:family="text">
      <style:text-properties officeooo:rsid="006caa3a"/>
    </style:style>
    <style:style style:name="T57" style:family="text">
      <style:text-properties officeooo:rsid="006cab73"/>
    </style:style>
    <style:style style:name="T58" style:family="text">
      <style:text-properties officeooo:rsid="006e1b32"/>
    </style:style>
    <style:style style:name="T59" style:family="text">
      <style:text-properties officeooo:rsid="00702261"/>
    </style:style>
    <style:style style:name="T60" style:family="text">
      <style:text-properties officeooo:rsid="007164ca"/>
    </style:style>
    <style:style style:name="T61" style:family="text">
      <style:text-properties officeooo:rsid="00745466"/>
    </style:style>
    <style:style style:name="T62" style:family="text">
      <style:text-properties officeooo:rsid="00746ca2"/>
    </style:style>
    <style:style style:name="T63" style:family="text">
      <style:text-properties officeooo:rsid="007acfdc"/>
    </style:style>
    <style:style style:name="T64" style:family="text">
      <style:text-properties officeooo:rsid="007afb5d"/>
    </style:style>
    <style:style style:name="T65" style:family="text">
      <style:text-properties officeooo:rsid="007e8c37"/>
    </style:style>
    <style:style style:name="T66" style:family="text">
      <style:text-properties officeooo:rsid="007f4dd5"/>
    </style:style>
    <style:style style:name="T67" style:family="text">
      <style:text-properties officeooo:rsid="0080eaad"/>
    </style:style>
    <style:style style:name="T68" style:family="text">
      <style:text-properties officeooo:rsid="0082a59f"/>
    </style:style>
    <style:style style:name="T69" style:family="text">
      <style:text-properties officeooo:rsid="008451c0"/>
    </style:style>
    <style:style style:name="T70" style:family="text">
      <style:text-properties officeooo:rsid="0087bd33"/>
    </style:style>
    <style:style style:name="T71" style:family="text">
      <style:text-properties officeooo:rsid="008c2bfb"/>
    </style:style>
    <style:style style:name="T72" style:family="text">
      <style:text-properties officeooo:rsid="0097084f"/>
    </style:style>
    <style:style style:name="T73" style:family="text">
      <style:text-properties officeooo:rsid="009eba75"/>
    </style:style>
    <style:style style:name="T74" style:family="text">
      <style:text-properties officeooo:rsid="009f3ca0"/>
    </style:style>
    <style:style style:name="T75" style:family="text">
      <style:text-properties officeooo:rsid="00a12b84"/>
    </style:style>
    <style:style style:name="T76" style:family="text">
      <style:text-properties officeooo:rsid="00a1ae6e"/>
    </style:style>
    <style:style style:name="T77" style:family="text">
      <style:text-properties officeooo:rsid="00a3ac15"/>
    </style:style>
    <style:style style:name="T78" style:family="text">
      <style:text-properties style:text-underline-style="none"/>
    </style:style>
    <style:style style:name="T79" style:family="text">
      <style:text-properties officeooo:rsid="00bc80fa"/>
    </style:style>
    <style:style style:name="T80" style:family="text">
      <style:text-properties officeooo:rsid="00bd9d21"/>
    </style:style>
    <style:style style:name="T81" style:family="text">
      <style:text-properties officeooo:rsid="00be6886"/>
    </style:style>
    <style:style style:name="T82" style:family="text">
      <style:text-properties officeooo:rsid="00bf5f1e"/>
    </style:style>
    <style:style style:name="T83" style:family="text">
      <style:text-properties officeooo:rsid="00c1d59c"/>
    </style:style>
    <style:style style:name="T84" style:family="text">
      <style:text-properties officeooo:rsid="00c2d86d"/>
    </style:style>
    <style:style style:name="T85" style:family="text">
      <style:text-properties officeooo:rsid="00c6bea8"/>
    </style:style>
    <style:style style:name="T86" style:family="text">
      <style:text-properties officeooo:rsid="00c81b9a"/>
    </style:style>
    <style:style style:name="T87" style:family="text">
      <style:text-properties officeooo:rsid="00c8f05e"/>
    </style:style>
    <style:style style:name="T88" style:family="text">
      <style:text-properties officeooo:rsid="00c9714b"/>
    </style:style>
    <style:style style:name="T89" style:family="text">
      <style:text-properties officeooo:rsid="00d22fa5"/>
    </style:style>
    <style:style style:name="T90" style:family="text">
      <style:text-properties officeooo:rsid="00d27efe"/>
    </style:style>
    <style:style style:name="T91" style:family="text">
      <style:text-properties officeooo:rsid="00d71077"/>
    </style:style>
    <style:style style:name="T92" style:family="text">
      <style:text-properties officeooo:rsid="00d86637"/>
    </style:style>
    <style:style style:name="T93" style:family="text">
      <style:text-properties officeooo:rsid="00dd9e61"/>
    </style:style>
    <style:style style:name="T94" style:family="text">
      <style:text-properties officeooo:rsid="00dfcf0c"/>
    </style:style>
    <style:style style:name="T95" style:family="text">
      <style:text-properties officeooo:rsid="00e1ece9"/>
    </style:style>
    <style:style style:name="T96" style:family="text">
      <style:text-properties officeooo:rsid="00e292c1"/>
    </style:style>
    <style:style style:name="T97" style:family="text">
      <style:text-properties officeooo:rsid="00e3a4f8"/>
    </style:style>
    <style:style style:name="T98" style:family="text">
      <style:text-properties officeooo:rsid="00e3ff7d"/>
    </style:style>
    <style:style style:name="T99" style:family="text">
      <style:text-properties officeooo:rsid="00e5f14e"/>
    </style:style>
    <style:style style:name="T100" style:family="text">
      <style:text-properties officeooo:rsid="00e783e7"/>
    </style:style>
    <style:style style:name="T101" style:family="text">
      <style:text-properties officeooo:rsid="00e79be0"/>
    </style:style>
    <style:style style:name="T102" style:family="text">
      <style:text-properties officeooo:rsid="00ec4e67"/>
    </style:style>
    <style:style style:name="T103" style:family="text">
      <style:text-properties officeooo:rsid="00ed6676"/>
    </style:style>
    <style:style style:name="T104" style:family="text">
      <style:text-properties officeooo:rsid="00f529ee"/>
    </style:style>
    <style:style style:name="T105" style:family="text">
      <style:text-properties officeooo:rsid="00f5c653"/>
    </style:style>
    <style:style style:name="T106" style:family="text">
      <style:text-properties officeooo:rsid="00f6eacb"/>
    </style:style>
    <style:style style:name="T107" style:family="text">
      <style:text-properties fo:font-weight="normal" officeooo:rsid="00f9a17d" style:font-weight-asian="normal" style:font-weight-complex="normal"/>
    </style:style>
    <style:style style:name="T108" style:family="text">
      <style:text-properties officeooo:rsid="00fe399f"/>
    </style:style>
    <style:style style:name="T109" style:family="text">
      <style:text-properties officeooo:rsid="00ff9178"/>
    </style:style>
    <style:style style:name="T110" style:family="text">
      <style:text-properties officeooo:rsid="00ffabf7"/>
    </style:style>
    <style:style style:name="T111" style:family="text">
      <style:text-properties officeooo:rsid="00ffdaeb"/>
    </style:style>
    <style:style style:name="T112" style:family="text">
      <style:text-properties officeooo:rsid="0105d2e6"/>
    </style:style>
    <style:style style:name="T113" style:family="text">
      <style:text-properties officeooo:rsid="010b9099"/>
    </style:style>
    <style:style style:name="T114" style:family="text">
      <style:text-properties officeooo:rsid="010cf062"/>
    </style:style>
    <style:style style:name="T115" style:family="text">
      <style:text-properties officeooo:rsid="010e22a6"/>
    </style:style>
    <style:style style:name="T116" style:family="text">
      <style:text-properties officeooo:rsid="011503a5"/>
    </style:style>
    <style:style style:name="T117" style:family="text">
      <style:text-properties officeooo:rsid="011af5d8"/>
    </style:style>
    <style:style style:name="T118" style:family="text">
      <style:text-properties officeooo:rsid="011df620"/>
    </style:style>
    <style:style style:name="T119" style:family="text">
      <style:text-properties officeooo:rsid="01215a15"/>
    </style:style>
    <style:style style:name="T120" style:family="text">
      <style:text-properties officeooo:rsid="01259e7c"/>
    </style:style>
    <style:style style:name="T121" style:family="text">
      <style:text-properties fo:font-style="normal" fo:font-weight="bold" style:font-style-asian="normal" style:font-weight-asian="bold" style:font-style-complex="normal" style:font-weight-complex="bold"/>
    </style:style>
    <style:style style:name="T122" style:family="text">
      <style:text-properties fo:font-style="normal" fo:font-weight="bold" officeooo:rsid="0125bba0" style:font-style-asian="normal" style:font-weight-asian="bold" style:font-style-complex="normal" style:font-weight-complex="bold"/>
    </style:style>
    <style:style style:name="T123" style:family="text">
      <style:text-properties officeooo:rsid="0128bdf3"/>
    </style:style>
    <style:style style:name="T124" style:family="text">
      <style:text-properties officeooo:rsid="0130b324"/>
    </style:style>
    <style:style style:name="T125" style:family="text">
      <style:text-properties officeooo:rsid="0130f2d6"/>
    </style:style>
    <style:style style:name="T126" style:family="text">
      <style:text-properties officeooo:rsid="013302a0"/>
    </style:style>
    <style:style style:name="T127" style:family="text">
      <style:text-properties officeooo:rsid="0133bb76"/>
    </style:style>
    <style:style style:name="T128" style:family="text">
      <style:text-properties officeooo:rsid="0135e12e"/>
    </style:style>
    <style:style style:name="T129" style:family="text">
      <style:text-properties officeooo:rsid="01368212"/>
    </style:style>
    <style:style style:name="T130" style:family="text">
      <style:text-properties officeooo:rsid="01375283"/>
    </style:style>
    <style:style style:name="T131" style:family="text">
      <style:text-properties officeooo:rsid="0139c8a2"/>
    </style:style>
    <style:style style:name="T132" style:family="text">
      <style:text-properties officeooo:rsid="013da2ac"/>
    </style:style>
    <style:style style:name="T133" style:family="text">
      <style:text-properties officeooo:rsid="013f21ca"/>
    </style:style>
    <style:style style:name="T134" style:family="text">
      <style:text-properties officeooo:rsid="0140d76d"/>
    </style:style>
    <style:style style:name="T135" style:family="text">
      <style:text-properties officeooo:rsid="0147d9a1"/>
    </style:style>
    <style:style style:name="T136" style:family="text">
      <style:text-properties officeooo:rsid="014e5f18"/>
    </style:style>
    <style:style style:name="T137" style:family="text">
      <style:text-properties officeooo:rsid="014eec19"/>
    </style:style>
    <style:style style:name="T138" style:family="text">
      <style:text-properties style:text-position="super 58%" officeooo:rsid="014eec19"/>
    </style:style>
    <style:style style:name="T139" style:family="text">
      <style:text-properties officeooo:rsid="014f5ded"/>
    </style:style>
    <style:style style:name="T140" style:family="text">
      <style:text-properties officeooo:rsid="014f6b49"/>
    </style:style>
    <style:style style:name="T141" style:family="text">
      <style:text-properties officeooo:rsid="01519be7"/>
    </style:style>
    <style:style style:name="T142" style:family="text">
      <style:text-properties officeooo:rsid="01565b6e"/>
    </style:style>
    <style:style style:name="T143" style:family="text">
      <style:text-properties officeooo:rsid="0160591f"/>
    </style:style>
    <style:style style:name="T144" style:family="text">
      <style:text-properties officeooo:rsid="0169f2b2"/>
    </style:style>
    <style:style style:name="T145" style:family="text">
      <style:text-properties officeooo:rsid="016c4c04"/>
    </style:style>
    <style:style style:name="T146" style:family="text">
      <style:text-properties officeooo:rsid="016ec1be"/>
    </style:style>
    <style:style style:name="T147" style:family="text">
      <style:text-properties officeooo:rsid="016f42f4"/>
    </style:style>
    <style:style style:name="T148" style:family="text">
      <style:text-properties officeooo:rsid="01735bba"/>
    </style:style>
    <style:style style:name="T149" style:family="text">
      <style:text-properties officeooo:rsid="01740212"/>
    </style:style>
    <style:style style:name="T150" style:family="text">
      <style:text-properties officeooo:rsid="0178337f"/>
    </style:style>
    <style:style style:name="T151" style:family="text">
      <style:text-properties officeooo:rsid="0179af3b"/>
    </style:style>
    <style:style style:name="T152" style:family="text">
      <style:text-properties officeooo:rsid="0125bba0"/>
    </style:style>
    <style:style style:name="T153" style:family="text">
      <style:text-properties fo:font-size="32pt" fo:font-weight="bold" style:font-size-asian="32pt" style:font-weight-asian="bold" style:font-size-complex="32pt" style:font-weight-complex="bold"/>
    </style:style>
    <style:style style:name="T154" style:family="text">
      <style:text-properties fo:font-size="32pt" fo:font-weight="bold" officeooo:rsid="00168efd" style:font-size-asian="32pt" style:font-weight-asian="bold" style:font-size-complex="32pt" style:font-weight-complex="bold"/>
    </style:style>
    <style:style style:name="T155" style:family="text">
      <style:text-properties fo:font-size="32pt" fo:font-weight="bold" officeooo:rsid="00ba94ee" style:font-size-asian="32pt" style:font-weight-asian="bold" style:font-size-complex="32pt" style:font-weight-complex="bold"/>
    </style:style>
    <style:style style:name="T156" style:family="text">
      <style:text-properties officeooo:rsid="018ed08a"/>
    </style:style>
    <style:style style:name="T157" style:family="text">
      <style:text-properties officeooo:rsid="0191c4a0"/>
    </style:style>
    <style:style style:name="T158" style:family="text">
      <style:text-properties officeooo:rsid="0192628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153">Règles </text:span><text:span text:style-name="T155">simplifiées </text:span><text:span text:style-name="T153">du Jeu </text:span><text:span text:style-name="T155">de Mus</text:span><text:span text:style-name="T154"><text:note text:id="ftn0" text:note-class="footnote"><text:note-citation>1</text:note-citation><text:note-body><text:p text:style-name="P25">Se prononce « mouche »</text:p></text:note-body></text:note></text:span></text:p>
      <text:p text:style-name="P7"/>
      <text:h text:style-name="Heading_20_2" text:outline-level="2"><text:bookmark text:name="But_du_jeu"/>But du jeu</text:h>
      <text:p text:style-name="Text_20_body"/>
      <text:p text:style-name="P5">Au mus la partie <text:span text:style-name="T27">se joue en général sur plusieurs manches. Le premier joueur (en 1 contre 1) ou la première équipe (en 2 contre 2) à gagner 3 manches </text:span><text:span text:style-name="T28">remportera</text:span><text:span text:style-name="T27"> la partie. </text:span></text:p>
      <text:p text:style-name="P5"><text:span text:style-name="T27">Une manche est remportée par le premier joueur ou la première équipe à atteindre 40 points, </text:span><text:span text:style-name="T70">même si cela se produit en plein milieu d’un tour de jeu </text:span><text:span text:style-name="T73">(auquel cas il s’arrête)</text:span><text:span text:style-name="T27">. Elle </text:span>se décompose en autant de <text:span text:style-name="T9">tours </text:span>que nécessaire, chacun composé de 5 phases. </text:p>
      <text:h text:style-name="Heading_20_2" text:outline-level="2">Cartes</text:h>
      <text:p text:style-name="Text_20_body"/>
      <text:p text:style-name="P10"><text:span text:style-name="T97">Pour jouer au Mus, o</text:span>n utilise un jeu de cartes espagnoles. <text:span text:style-name="T95">C’est un jeu de 40 cartes organisées par famille : baton, coupe, épée, et pièce </text:span><text:span text:style-name="T96">(c’est l’équivalent du coeur, carreau, pique et trèfle). Chaque carte a une valeur : l’</text:span><text:span text:style-name="T135">A</text:span><text:span text:style-name="T96">s, 2, 3, 4, 5, 6, 7, Valet </text:span><text:span text:style-name="T135">(10)</text:span><text:span text:style-name="T96">, Cavalier </text:span><text:span text:style-name="T135">(11)</text:span><text:span text:style-name="T96">, Roi </text:span><text:span text:style-name="T135">(12)</text:span><text:span text:style-name="T96">.</text:span></text:p>
      <text:p text:style-name="P11">La famille de <text:span text:style-name="T97">la </text:span>carte n’<text:span text:style-name="T118">a </text:span><text:span text:style-name="T99">aucune signification particulière </text:span>au Mus. <text:span text:style-name="T99">C</text:span>’est uniquement <text:span text:style-name="T98">s</text:span>a valeur qui <text:span text:style-name="T98">est utilisée</text:span>.</text:p>
      <text:h text:style-name="Heading_20_2" text:outline-level="2">Tour de jeu</text:h>
      <text:h text:style-name="Heading_20_3" text:outline-level="3">Phase 1 : La phase de mus</text:h>
      <text:p text:style-name="P16">Un joueur distribue 4 cartes à chaque joueur <text:span text:style-name="T29">dans le sens contraire des aiguilles d’une montre</text:span>. <text:span text:style-name="T74">Ce sens sera aussi utilisé pour prioriser la parole des joueurs.</text:span> L’<text:span text:style-name="T50">adversaire</text:span> qui se trouve à sa droite est le joueur « <text:span text:style-name="T11">esku</text:span><text:note text:id="ftn2" text:note-class="footnote"><text:note-citation>2</text:note-citation><text:note-body><text:p text:style-name="P8">Se prononce « éch-cou »</text:p></text:note-body></text:note> », c’est lui qui parlera en priorité, suivi par les joueurs à sa droite. Cette position esku lui permettra également d’avoir l’avantage si jamais il y a égalité dans une des phases. Nous reviendrons sur ce point plus bas. </text:p>
      <text:p text:style-name="P16">Par opposition a<text:span text:style-name="T29">u</text:span> joueur « <text:span text:style-name="T121">esku</text:span> », le joueur qui vient de distribuer est le joueur « <text:span text:style-name="T11">zaku</text:span><text:note text:id="ftn3" text:note-class="footnote"><text:note-citation>3</text:note-citation><text:note-body><text:p text:style-name="P8">Se prononce « sa-cou »</text:p></text:note-body></text:note> ». Ce sera le dernier à parler et sera désavantagé en cas d’égalité.</text:p>
      <text:p text:style-name="P17">Le but de cette <text:span text:style-name="T79">première phase </text:span>est de jauger son jeu, et décider si on souhaite « sortir », c’est-à-dire avancer aux phases suivantes, ou <text:span text:style-name="T79">bien </text:span>« aller Mus », c’est-à-dire jeter de 1 à 4 cartes de sa main et en récupérer de nouvelles depuis la pioche. Pour pouvoir aller Mus, il faut que tous les opposants soient d’accord. Si un des opposants dit « <text:span text:style-name="T11">Mintza</text:span> », cela signifie qu’il <text:span text:style-name="T32">estime avoir un bon jeu et qu’il </text:span>veut sortir <text:span text:style-name="T32">(ou bien il compte </text:span><text:span text:style-name="T119">beaucoup </text:span><text:span text:style-name="T32">bluffer)</text:span>, <text:span text:style-name="T30">et la phase de Mus se termine. </text:span><text:span text:style-name="T34">Le joueur « </text:span><text:span text:style-name="T22">esku</text:span><text:span text:style-name="T34"> » fait bénéficier de sa priorité à </text:span><text:span text:style-name="T50">son </text:span><text:span text:style-name="T34">équipe le cas échéant, et elle se prononce donc en priorité sur l’équipe adverse </text:span><text:span text:style-name="T50">pour cette phase de jeu.</text:span></text:p>
      <text:p text:style-name="P17"><text:soft-page-break/><text:span text:style-name="T30">Les opposants peuvent aller Mus autant qu’ils le souhaitent. </text:span><text:span text:style-name="T51">Lorsqu</text:span><text:span text:style-name="T30">’il n’y a plus de cartes dans la pioche, les cartes précédemment défaussées sont récupérées, mélangées et </text:span><text:span text:style-name="T52">utilisées comme nouvelle</text:span><text:span text:style-name="T30"> pioche. </text:span><text:span text:style-name="T31">Il y aura </text:span><text:span text:style-name="T79">toutefois </text:span><text:span text:style-name="T31">moins de chance</text:span><text:span text:style-name="T80">s</text:span><text:span text:style-name="T31"> de récupérer de bonnes cartes à ce stade.</text:span></text:p>
      <text:p text:style-name="P18"><text:span text:style-name="T82">Une fois la phase de Mus terminée, les phases suivantes </text:span><text:span text:style-name="T83">vont se </text:span><text:span text:style-name="T82">dérouler, </text:span><text:span text:style-name="T83">dans l’ordre le Grand, le Petit, les Paires et le Jeu</text:span><text:span text:style-name="T82">. </text:span><text:span text:style-name="T35">Pour </text:span><text:span text:style-name="T82">chacune d’elles</text:span><text:span text:style-name="T35">, </text:span><text:span text:style-name="T82">si les conditions sont réunies un</text:span> <text:span text:style-name="T81">d</text:span><text:span text:style-name="T34">ialogue</text:span> <text:span text:style-name="T82">se mettra en place entre les joueurs, leur permettant de</text:span> miser des points en fonction de leur jeu ou de leur volonté de bluffer. Le premier à ouvrir ce dialogue est celui qui a la parole (<text:span text:style-name="T33">le joueur « </text:span><text:span text:style-name="T2">esku</text:span> »), <text:span text:style-name="T82">suivi des autres joueurs dans le sens inverse des aiguilles d’une montre.</text:span></text:p>
      <text:p text:style-name="P19">Les cartes ne seront dévoilées qu’à la fin du tour <text:span text:style-name="T37">(sauf exception du « </text:span><text:span text:style-name="T8">Hordago</text:span><text:span text:style-name="T3"> </text:span><text:span text:style-name="T37">», voir </text:span><text:span text:style-name="T53">la partie sur les mises</text:span><text:span text:style-name="T37">).</text:span></text:p>
      <text:h text:style-name="Heading_20_3" text:outline-level="3">Phase 2 : Le grand</text:h>
      <text:p text:style-name="P4"><text:span text:style-name="T84">Celui qui a la plus forte main pour cette phase est celui qui a la carte avec la valeur la plus grande (l'ordre des cartes par valeurs décroissantes est : Roi, Cavalier, Valet, 7, 6, 5, 4, 3, 2, </text:span><text:span text:style-name="T136">A</text:span><text:span text:style-name="T84">s). Si deux joueurs ont la même plus haute carte, </text:span>ce sera la deuxième plus grande <text:span text:style-name="T36">carte </text:span>de ceux qui sont <text:span text:style-name="T36">à </text:span>égali<text:span text:style-name="T36">té</text:span> qui <text:span text:style-name="T84">les </text:span>départagera, et ainsi de suite <text:span text:style-name="T85">la </text:span><text:span text:style-name="T137">3</text:span><text:span text:style-name="T138">e</text:span><text:span text:style-name="T137"> </text:span><text:span text:style-name="T85">puis la </text:span><text:span text:style-name="T137">4</text:span><text:span text:style-name="T138">e</text:span>. <text:span text:style-name="T86">Si deux joueurs ont exactement le même jeu, c’est le joueur le plus prioritaire qui a la main la plus forte.</text:span></text:p>
      <text:p text:style-name="P4"><text:span text:style-name="T50">Un dialogue a lieu entre les joueurs, chacun décidant de miser ou pas, </text:span><text:span text:style-name="T54">en respectant l’ordre de priorité qui va du joueur « </text:span><text:span text:style-name="T23">esku</text:span><text:span text:style-name="T54"> » au joueur « </text:span><text:span text:style-name="T23">zaku</text:span><text:span text:style-name="T54"> »</text:span><text:span text:style-name="T50">. La phase se termine une fois que tout le monde a parlé et que les mises sont terminées.</text:span></text:p>
      <text:p text:style-name="P4"><text:span text:style-name="T86">Ce n’est pas forcément la main la plus forte qui remporte la phase, tout dépend de la discussion qui a eu lieu. </text:span><text:span text:style-name="T87">Il se peut en effet que le joueur ayant la main la plus forte ait laissé tirer l’adversaire.</text:span></text:p>
      <text:h text:style-name="Heading_20_3" text:outline-level="3">Phase 3 : Le petit</text:h>
      <text:p text:style-name="P15">L'ordre des cartes est cette fois-ci par ordre croissant : <text:span text:style-name="T139">A</text:span>s, 2, 3, 4, 5, 6, 7, Valet, Cavalier, Roi. <text:span text:style-name="T141">L</text:span><text:span text:style-name="T88">es règles </text:span><text:span text:style-name="T140">similaires à la phase du</text:span><text:span text:style-name="T88"> Grand s’appliquent lors de cette phase.</text:span></text:p>
      <text:h text:style-name="Heading_20_3" text:outline-level="3">Phase 4 : Les paires</text:h>
      <text:p text:style-name="P14">Dans cette phase, avant de faire des mises, les joueurs, chacun à leur tour et en commençant par celui qui <text:span text:style-name="T38">est « </text:span><text:span text:style-name="T4">esku</text:span><text:span text:style-name="T38"> »</text:span>, annonceront (en disant la vérité) s'ils ont dans leur combinaison de 4 cartes 2 ou plusieurs cartes d<text:span text:style-name="T89">e même valeur</text:span> avec des phrases affirmatives telles que « <text:span text:style-name="T2">j'ai des paires</text:span> » <text:span text:style-name="T91">(ou « </text:span><text:span text:style-name="T6">pareak bai</text:span><text:span text:style-name="T91"> ») </text:span>ou au contraire <text:span text:style-name="T10">« </text:span><text:span text:style-name="T2">je n’ai pas de paires</text:span> » <text:span text:style-name="T91">(ou « </text:span><text:span text:style-name="T6">pareak ez</text:span><text:span text:style-name="T91"> »)</text:span>.</text:p>
      <text:p text:style-name="P14">Quand tous les joueurs ont annoncé s'ils ont des paires ou pas, et qu'au moins un joueur de chaque <text:span text:style-name="T39">équipe</text:span> en a, on passe à la phase de mise. Désormais, seuls les joueurs qui ont au moins une paire parlent. <text:span text:style-name="T41">Le dialogue </text:span>commence par le <text:span text:style-name="T41">premier </text:span>joueur qui <text:span text:style-name="T41">a des paires (toujours en partant du joueur « </text:span><text:span text:style-name="T5">esku</text:span><text:span text:style-name="T41"> »</text:span> <text:span text:style-name="T41">et en respectant l’</text:span><text:span text:style-name="T75">o</text:span><text:span text:style-name="T41">rdre </text:span><text:span text:style-name="T90">inverse </text:span><text:span text:style-name="T41">des aiguilles d’une montre</text:span>). <text:span text:style-name="T41">Si les seuls joueurs à avoir des paires font partie de la même équipe, il n’y a pas de dialogue et on passe à la phase suivante.</text:span></text:p>
      <text:p text:style-name="P2">La hiérarchie <text:span text:style-name="T41">des paires </text:span>est dans l'ordre décroissant <text:span text:style-name="T92">suivant présenté ci-dessous </text:span>: <text:span text:style-name="T92">doubles, brelan </text:span><text:span text:style-name="T93">(</text:span><text:span text:style-name="T92">ou « </text:span><text:span text:style-name="T7">meds</text:span><text:span text:style-name="T92"> » et simple paire.</text:span></text:p>
      <text:list xml:id="list2134356529" text:style-name="L2">
        <text:list-item>
          <text:p text:style-name="P27">Doubles</text:p>
        </text:list-item>
      </text:list>
      <text:p text:style-name="P2"><text:soft-page-break/><text:span text:style-name="T142">On parle de doubles lorsque les cartes d’un</text:span> joueur sont d<text:span text:style-name="T94">e même valeur</text:span> ou si elles sont appariées 2 par 2 (au poker ce serait un carré ou une double paire). Si deux adversaires ont <text:span text:style-name="T41">des doubles</text:span> c'est la carte qui a la valeur la plus grande qui départage, selon la même hiérarchie que pour <text:span text:style-name="T41">le grand</text:span>. <text:span text:style-name="T41">Si 2 adversaires ont les doubles et la même plus haute paire, alors c’est la seconde paire qui les départage. Si elle est aussi identique, c’est le joueur le plus </text:span><text:span text:style-name="T42">prioritaire</text:span><text:span text:style-name="T41"> qui remportera la mise.</text:span></text:p>
      <text:p text:style-name="P2">Il n'y a pas de supériorité d'un jeu comportant 4 cartes du même rang et une double paire. Ainsi, par exemple, deux cavaliers et deux six battent quatre valets. </text:p>
      <text:list xml:id="list3190995791" text:style-name="L3">
        <text:list-item>
          <text:p text:style-name="P29">Med<text:span text:style-name="T40">s</text:span></text:p>
        </text:list-item>
      </text:list>
      <text:p text:style-name="P2">Trois cartes du même rang (au poker, un brelan). Si deux adversaires ont <text:span text:style-name="T43">les meds</text:span> c'est celui qui a la combinaison comportant la plus grande valeur qui gagnera, selon l'ordre établi pour <text:span text:style-name="T43">le grand</text:span>. Pour départager on ne tiendra jamais compte de la quatrième carte, c'est comme si elle n'existait pas. </text:p>
      <text:list xml:id="list3131704142" text:style-name="L4">
        <text:list-item>
          <text:p text:style-name="P28">Paire simple</text:p>
        </text:list-item>
      </text:list>
      <text:p text:style-name="P2">C'est la combinaison minimale pour qu'un joueur puisse parier. Seulement deux des quatre cartes d'un joueur sont appariées (au poker une paire). Si deux <text:span text:style-name="T44">adversaires</text:span> ont une paire c'est celui qui a la combinaison comportant la carte la plus grande qui gagnera, selon l'ordre établi pour <text:span text:style-name="T44">le grand</text:span>. On ne tient pas compte des deux cartes non-appariées. <text:span text:style-name="T44">Si deux adversaires ont la même paire, c’est le joueur le plus prioritaire qui gagnera.</text:span></text:p>
      <text:p text:style-name="Text_20_body"/>
      <text:h text:style-name="Heading_20_3" text:outline-level="3">Phase 5 : Le jeu (ou le faux jeu)</text:h>
      <text:p text:style-name="P2">Avant de commencer les mises pour la phase <text:span text:style-name="T45">du jeu</text:span>, les joueurs doivent annoncer s'ils ont <text:span text:style-name="T45">le jeu</text:span> <text:span text:style-name="T45">grâce à</text:span> leurs <text:span text:style-name="T45">cartes</text:span> avec une phrase affirmative telle que « <text:span text:style-name="T2">j'ai le jeu</text:span> » ou dans le cas contraire « <text:span text:style-name="T2">je n’ai pas le jeu</text:span> ». </text:p>
      <text:p text:style-name="P2">Un joueur a <text:span text:style-name="T46">le jeu </text:span>si quand on fait l’addition des valeurs des cartes, le résultat atteint <text:span text:style-name="T46">ou dépasse </text:span>31. Pour réaliser ce calcul les figures (Valet, Cavalier et Roi) auront une valeur <text:span text:style-name="T100">unitaire </text:span>de 10 chacune, et le reste des cartes vaudront leur propre valeur (marquée sur la carte). </text:p>
      <text:p text:style-name="P2">De la même façon qu'à la phase des paires, après avoir dit qui a <text:span text:style-name="T47">le jeu</text:span>, et pourvu qu'au moins un joueur de chaque <text:span text:style-name="T47">équipe</text:span> ait <text:span text:style-name="T47">le jeu</text:span>, ceux qui <text:span text:style-name="T48">l’ont pourront se disputer la phase, toujours en respectant l’ordre de priorité habituel.</text:span> </text:p>
      <text:p text:style-name="P2">L'ordre hiérarchique est, <text:span text:style-name="T101">du meilleur jeu au moins bon </text:span>: 31 ; 32 ; 40 ; 37 ; 36 ; 35 ; 34 ; 33.</text:p>
      <text:p text:style-name="Heading">Faux jeu</text:p>
      <text:p text:style-name="Text_20_body"/>
      <text:p text:style-name="P2"><text:span text:style-name="T48">Dans le cas où aucun des</text:span> joueurs <text:span text:style-name="T48">n’</text:span>a <text:span text:style-name="T48">le jeu </text:span><text:span text:style-name="T103">(ils ont tous moins de 31)</text:span>, on passera à une « sous-phase » : le « faux jeu ». <text:span text:style-name="T157">Tous les joueurs peuvent alors miser pour s’adjuger la phase. Le joueur qui a la meilleure main est celui qui </text:span>a <text:span text:style-name="T158">le</text:span><text:span text:style-name="T49"> nombre de points</text:span> <text:span text:style-name="T49">le</text:span> plus proche de 31 <text:span text:style-name="T49">(en suivant le même calcul qu’utilisé pour la phase du jeu)</text:span>. Le faux jeu le plus fort sera donc atteint avec la valeur 30, <text:span text:style-name="T102">puis 29, </text:span><text:span text:style-name="T143">puis </text:span><text:span text:style-name="T102">28, etc</text:span>. </text:p>
      <text:p text:style-name="Standard"><text:soft-page-break/></text:p>
      <text:h text:style-name="P9" text:outline-level="2"><text:span text:style-name="T116">Déroulement d’un</text:span> dialogue</text:h>
      <text:p text:style-name="P20"/>
      <text:p text:style-name="P3"><text:span text:style-name="T55">Lors du dialogue</text:span> les joueurs <text:span text:style-name="T55">doivent</text:span> annoncer s'ils veulent miser pour l<text:span text:style-name="T55">a phase en cours</text:span>. </text:p>
      <text:p text:style-name="P3"><text:span text:style-name="T156">Le premier choix possible est de laisser la parole aux autres joueurs, en disant </text:span>« <text:span text:style-name="T10">paso »</text:span> (« je passe »). <text:span text:style-name="T58">Si tous les joueurs sont « </text:span><text:span text:style-name="T25">paso</text:span><text:span text:style-name="T58"> », l</text:span><text:span text:style-name="T104">e dialogue et donc la</text:span><text:span text:style-name="T58"> phase se termine</text:span><text:span text:style-name="T144">nt</text:span><text:span text:style-name="T58">. </text:span><text:span text:style-name="T156">Du moment qu’un joueur lance une mise, il n’est plus possible de passer, il faut y répondre. Un joueur choisissant de passer peut tout de même participer au dialogue plus tard.</text:span></text:p>
      <text:p text:style-name="P2">Si un joueur choisit de faire une mise, il <text:span text:style-name="T57">peut dire « </text:span><text:span text:style-name="T12">imido</text:span><text:span text:style-name="T57"> », ce qui représente la m</text:span>ise minim<text:span text:style-name="T56">ale</text:span> <text:span text:style-name="T57">(</text:span>deux points<text:span text:style-name="T57">)</text:span>. <text:span text:style-name="T57">Pour miser davantage, ce sera un « </text:span><text:span text:style-name="T14">x</text:span><text:span text:style-name="T12"> imido </text:span><text:span text:style-name="T57">», </text:span><text:span text:style-name="T76">x</text:span><text:span text:style-name="T57"> étant le nombre de points qu’il souhaite miser.</text:span></text:p>
      <text:h text:style-name="Heading_20_3" text:outline-level="3"><text:bookmark text:name="Réponse_à_la_mise"/><text:bookmark text:name="R.C3.A9ponse_.C3.A0_la_mise"/>Réponse à la mise</text:h>
      <text:p text:style-name="P2">Après une mise lancée par un joueur, n'importe lequel des adversaires pourra choisir entre <text:span text:style-name="T105">les quatre</text:span> possibilités <text:span text:style-name="T105">suivante</text:span><text:span text:style-name="T145">s :</text:span></text:p>
      <text:list xml:id="list4006083453" text:style-name="L5">
        <text:list-item>
          <text:p text:style-name="P30">Accepter la mise</text:p>
        </text:list-item>
      </text:list>
      <text:p text:style-name="P2">Dans ce cas il l'annoncera avec « <text:span text:style-name="T10">id</text:span><text:span text:style-name="T26">o</text:span><text:span text:style-name="T10">ki »</text:span> (« j’ouvre »/ « <text:span text:style-name="T146">j</text:span><text:span text:style-name="T106">e veux »/ « je tiens »</text:span>). <text:span text:style-name="T59">Les enchères sont alors mises en attente. </text:span><text:span text:style-name="T108">L</text:span><text:span text:style-name="T59">e gagnant </text:span><text:span text:style-name="T108">sera</text:span><text:span text:style-name="T59"> désigné à la fin du tour </text:span><text:span text:style-name="T108">et les points seront marqués à ce moment-là </text:span><text:span text:style-name="T148">(voir section « Comptage des points »)</text:span><text:span text:style-name="T108">.</text:span></text:p>
      <text:list xml:id="list3822720498" text:style-name="L6">
        <text:list-item>
          <text:p text:style-name="P31">Refuser la mise</text:p>
        </text:list-item>
      </text:list>
      <text:p text:style-name="P2">Pour refuser la mise <text:span text:style-name="T60">lancée par</text:span> un adversaire on dira « <text:span text:style-name="T10">tira » </text:span><text:span text:style-name="T107">(« tire »)</text:span>. <text:span text:style-name="T61">Le joueur remportant la mise marque </text:span><text:span text:style-name="T109">immédiatement</text:span><text:span text:style-name="T61"> les points engagés </text:span><text:span text:style-name="T147">(voir section « Comptage des points »).</text:span></text:p>
      <text:list xml:id="list2300215135" text:style-name="L7">
        <text:list-item>
          <text:p text:style-name="P32">Augmenter la mise</text:p>
        </text:list-item>
      </text:list>
      <text:p text:style-name="P2">On peut <text:span text:style-name="T111">répliquer en </text:span>augment<text:span text:style-name="T111">ant</text:span> la mise de la quantité qu<text:span text:style-name="T110">e l’</text:span>on veut. <text:span text:style-name="T111">O</text:span>n dira <text:span text:style-name="T111">alors « </text:span><text:span text:style-name="T10">x gehiago »</text:span> (avec x <text:span text:style-name="T112">représentant </text:span>le nombre de <text:span text:style-name="T61">points</text:span> misés en plus). Dans ce cas <text:span text:style-name="T62">le dialogue se poursuit et c’est l’</text:span><text:span text:style-name="T63">é</text:span><text:span text:style-name="T62">quipe adverse qui devra décider de la prochaine réponse à donner.</text:span> </text:p>
      <text:list xml:id="list271640154" text:style-name="L8">
        <text:list-item>
          <text:p text:style-name="P33">Hordago</text:p>
        </text:list-item>
      </text:list>
      <text:p text:style-name="P2">Lancer un « <text:span text:style-name="T11">hordago</text:span> » c<text:span text:style-name="T113">onsiste à</text:span> parier toute la <text:span text:style-name="T64">manche</text:span> <text:span text:style-name="T113">sur un seul coup </text:span>(sans tenir compte du nombre de points atteints jusque-là). À n'importe quel moment d<text:span text:style-name="T65">u dialogue</text:span> <text:span text:style-name="T65">un joueur </text:span>peut choisir de lan<text:span text:style-name="T65">cer</text:span> un « <text:span text:style-name="T11">hordago »</text:span>. <text:span text:style-name="T68">Cette mise </text:span><text:span text:style-name="T66">peut entrainer deux réponses différentes : </text:span><text:span text:style-name="T13">« tira »</text:span><text:span text:style-name="T66"> s</text:span><text:span text:style-name="T69">i elle</text:span><text:span text:style-name="T66"> </text:span>n’est pas accepté<text:span text:style-name="T114">e (et le joueur remporte le nombre de points misés dans la phase jusqu’à ce moment-là)</text:span>, <text:span text:style-name="T66">ou «</text:span><text:span text:style-name="T13"> kanta</text:span><text:span text:style-name="T66"> »</text:span> <text:span text:style-name="T66">s</text:span><text:span text:style-name="T69">i elle</text:span><text:span text:style-name="T66"> l’est. Dans ce cas, </text:span>on arrête l<text:span text:style-name="T66">e tour</text:span> qu'on est en train de jouer, <text:span text:style-name="T66">et </text:span>les joueurs montrent leurs cartes immédiatement, pariant tout<text:span text:style-name="T66">e</text:span> <text:span text:style-name="T66">la manche </text:span>sur ce seul coup: l’<text:span text:style-name="T67">équipe</text:span> qui <text:span text:style-name="T77">a la meilleure main de la phase en cours </text:span>gagne l<text:span text:style-name="T67">a manche</text:span>. </text:p>
      <text:p text:style-name="P2"/>
      <text:h text:style-name="Heading_20_2" text:outline-level="2"><text:soft-page-break/>Fin du tour</text:h>
      <text:p text:style-name="Text_20_body"/>
      <text:p text:style-name="P12">A la fin du tour, les joueurs baissent leurs cartes et on repasse les phases dans l’ordre pour attribuer les points qui ont été laissé en suspens. C’est le cas des dialogues qui se sont terminés par « <text:span text:style-name="T11">idoki</text:span> » ou <text:span text:style-name="T71">ceux pour lesquels personne n’a misé (</text:span>« <text:span text:style-name="T11">paso</text:span> »<text:span text:style-name="T71">) </text:span><text:span text:style-name="T117">(pour rappel l</text:span><text:span text:style-name="T115">es points correspondants aux dialogues terminés par « </text:span><text:span text:style-name="T15">tira</text:span><text:span text:style-name="T115"> » auront été tirés au fur et à mesure, </text:span><text:span text:style-name="T149">selon les mêmes règles décrites ci-dessous</text:span><text:span text:style-name="T117">)</text:span><text:span text:style-name="T115">.</text:span></text:p>
      <text:h text:style-name="Heading_20_2" text:outline-level="2">Comptage des points</text:h>
      <text:h text:style-name="Heading_20_3" text:outline-level="3">Dialogue terminé par « <text:span text:style-name="T11">tira</text:span> »</text:h>
      <text:p text:style-name="P21">Lorsqu’un dialogue s’est terminé par « <text:span text:style-name="T11">tira</text:span> », c’est le joueur qui a <text:span text:style-name="T123">misé</text:span> juste avant qui récup<text:span text:style-name="T120">è</text:span>re les points <text:span text:style-name="T123">engagés</text:span>.</text:p>
      <text:p text:style-name="P6"><text:span text:style-name="T152">Quelle que soit la mise initiale (« </text:span><text:span text:style-name="T122">imido</text:span><text:span text:style-name="T152"> », « </text:span><text:span text:style-name="T24">x imido</text:span><text:span text:style-name="T152"> » ou « </text:span><text:span text:style-name="T24">hordago</text:span><text:span text:style-name="T152"> »), quand elle est suivie d’un « </text:span><text:span text:style-name="T24">tira</text:span><text:span text:style-name="T152"> », un seul point sera tiré.</text:span></text:p>
      <text:p text:style-name="P22">Dans tous les autres cas, le nombre de points <text:span text:style-name="T128">à </text:span>tir<text:span text:style-name="T128">er</text:span> est égal à la somme de toutes les mises ayant précédé l’<text:span text:style-name="T127">avant-dernière mise</text:span>. Exemple : le dialogue « <text:span text:style-name="T11">imido</text:span> »→ « <text:span text:style-name="T17">2</text:span><text:span text:style-name="T11"> gehiago</text:span> » → « <text:span text:style-name="T11">5 gehiago</text:span> » → « <text:span text:style-name="T11">tira</text:span> » fera ici remporter <text:span text:style-name="T150">4</text:span> points au joueur ayant ouvert le dialogue <text:span text:style-name="T125">(« </text:span><text:span text:style-name="T16">imido</text:span><text:span text:style-name="T125"> » = 2 et « </text:span><text:span text:style-name="T17">2</text:span><text:span text:style-name="T16"> gehiago</text:span><text:span text:style-name="T125"> » = </text:span><text:span text:style-name="T126">2, </text:span><text:span text:style-name="T128">l’avant-dernière mise « </text:span><text:span text:style-name="T18">5 gehiago</text:span><text:span text:style-name="T128"> » </text:span><text:span text:style-name="T151">est ignorée</text:span><text:span text:style-name="T125">).</text:span></text:p>
      <text:h text:style-name="Heading_20_3" text:outline-level="3">Dialogue terminé par « paso »</text:h>
      <text:p text:style-name="P23">Dans le cas où tout le monde est « <text:span text:style-name="T11">paso</text:span> », le joueur ayant la meilleure main <text:span text:style-name="T127">de la phase correspondante </text:span><text:span text:style-name="T131">fait </text:span>gagne<text:span text:style-name="T131">r</text:span> 1 point <text:span text:style-name="T131">à <text:s/>son équipe</text:span>. Ceci est valable <text:span text:style-name="T150">uniquement </text:span>pour les phases du Grand et du Petit. Si tout le monde est « <text:span text:style-name="T11">paso</text:span> » pour les paires, le jeu ou le faux-jeu, aucun point n’est donné à la fin du tour.</text:p>
      <text:h text:style-name="Heading_20_3" text:outline-level="3">Dialogue terminé par « idoki »</text:h>
      <text:p text:style-name="P24">Dans <text:span text:style-name="T127">c</text:span>e cas <text:span text:style-name="T129">de figure</text:span>, le joueur ayant la meilleure main <text:span text:style-name="T127">de la phase correspondante </text:span>gagne <text:span text:style-name="T127">le total des points engagés </text:span><text:span text:style-name="T130">jusqu’à la mise précédant le « </text:span><text:span text:style-name="T19">idoki</text:span><text:span text:style-name="T130"> »</text:span><text:span text:style-name="T127">. </text:span><text:span text:style-name="T130">Exemple </text:span>: <text:span text:style-name="T124">le dialogue « </text:span><text:span text:style-name="T20">imido</text:span><text:span text:style-name="T124"> »→ « </text:span><text:span text:style-name="T17">2</text:span><text:span text:style-name="T20"> gehiago</text:span><text:span text:style-name="T124"> » → « </text:span><text:span text:style-name="T20">5 gehiago</text:span><text:span text:style-name="T124"> » → « </text:span><text:span text:style-name="T21">idoki</text:span><text:span text:style-name="T124"> » fera ici remporter </text:span><text:span text:style-name="T131">9</text:span><text:span text:style-name="T124"> points </text:span><text:span text:style-name="T132">à l’équipe </text:span><text:span text:style-name="T133">du</text:span><text:span text:style-name="T124"> joueur </text:span><text:span text:style-name="T132">a</text:span><text:span text:style-name="T133">yant</text:span><text:span text:style-name="T124"> </text:span><text:span text:style-name="T132">la meilleure main</text:span><text:span text:style-name="T125">.</text:span></text:p>
      <text:h text:style-name="Heading_20_3" text:outline-level="3">Points supplémentaires</text:h>
      <text:p text:style-name="P13">Pour les phases des paires et du jeu (ou faux-jeu) il y a <text:span text:style-name="T72">également</text:span> des points supplémentaires <text:span text:style-name="T72">qu’il faudra comptabiliser </text:span>pour l’équipe qui a remporté la mise.</text:p>
      <text:p text:style-name="P13">Pour les paires, chaque joueur <text:span text:style-name="T134">fera </text:span>remporte<text:span text:style-name="T134">r à son équipe</text:span> 3 points s’il a des doubles, 2 s’il a des meds ou 1 s’il a une paire simple.</text:p>
      <text:p text:style-name="P13">Pour le jeu, chaque joueur remportera 3 points s’il a 31, sinon 2 points.</text:p>
      <text:p text:style-name="P13">Pour le faux jeu, chaque <text:span text:style-name="T78">équipe</text:span> remportera 1 poi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116f2b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page-number text:select-page="current">1</text:page-number>/<text:page-count>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6T21:49:39.854024198</meta:creation-date>
    <dc:date>2022-01-25T21:52:57.169154374</dc:date>
    <meta:editing-duration>PT16H40M50S</meta:editing-duration>
    <meta:editing-cycles>256</meta:editing-cycles>
    <meta:generator>LibreOffice/7.2.5.2.0$Linux_X86_64 LibreOffice_project/20$Build-2</meta:generator>
    <meta:document-statistic meta:table-count="0" meta:image-count="0" meta:object-count="0" meta:page-count="5" meta:paragraph-count="73" meta:word-count="2360" meta:character-count="12424" meta:non-whitespace-character-count="10131"/>
  </office:meta>
</office:document-meta>
</file>